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C0000018DF7BE19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4.651cm" svg:height="5.364cm" draw:z-index="0"><draw:image xlink:href="Pictures/100002010000015C0000018DF7BE195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5-03-20T11:02:04</dc:date>
    <dc:creator>Simon Delcourt</dc:creator>
    <meta:editing-duration>PT4M42S</meta:editing-duration>
    <meta:editing-cycles>25</meta:editing-cycles>
    <meta:generator>LibreOffice/3.5$Linux_x86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